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auto-grow-height="true" fo:min-height="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font-size="55pt" style:font-size-asian="55pt" style:font-size-complex="55pt"/>
    </style:style>
    <style:style style:name="P5" style:family="paragraph">
      <style:paragraph-properties fo:margin-left="0cm" fo:margin-right="0cm" fo:text-indent="0cm"/>
      <style:text-properties fo:color="#ffffff" style:font-name="Times New Roman" fo:font-size="55pt" fo:font-weight="bold" style:font-size-asian="55pt" style:font-size-complex="55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font-name="Arial Black" fo:font-size="55pt" fo:font-weight="bold" style:font-size-asian="55pt" style:font-size-complex="5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lcie Pana niebios,</text:span><text:span text:style-name="T1"><text:line-break/></text:span><text:span text:style-name="T1">chwalcie Go na cytrze.</text:span><text:span text:style-name="T1"><text:line-break/></text:span><text:span text:style-name="T1">Chwalcie Króla świata,</text:span><text:span text:style-name="T1"><text:line-break/></text:span><text:span text:style-name="T1">bo On Bogiem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frame presentation:style-name="pr1" draw:text-style-name="P5" draw:layer="layout" svg:width="28cm" svg:height="21.881cm" svg:x="0cm" svg:y="-0.441cm" presentation:class="title" presentation:user-transformed="true">
          <draw:text-box>
            <text:p text:style-name="P4"><text:span text:style-name="T2">1. Chwal duszo moja</text:span><text:span text:style-name="T2"><text:line-break/></text:span><text:span text:style-name="T2">Pana, mego Króla.</text:span><text:span text:style-name="T2"><text:line-break/></text:span><text:span text:style-name="T2">Chcę chwalić Pana</text:span><text:span text:style-name="T2"><text:line-break/></text:span><text:span text:style-name="T2">jak długo będę żył.</text:span><text:span text:style-name="T2"><text:line-break/></text:span><text:span text:style-name="T2">Chcę śpiewać memu</text:span><text:span text:style-name="T2"><text:line-break/></text:span><text:span text:style-name="T2">Bogu póki będę istniał.</text:span><text:span text:style-name="T2"><text:line-break/></text:span><text:span text:style-name="T2">Chcę Go wysławiać,</text:span><text:span text:style-name="T2"><text:line-break/></text:span><text:span text:style-name="T2">śpiewać: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lcie Pana niebios,</text:span><text:span text:style-name="T1"><text:line-break/></text:span><text:span text:style-name="T1">chwalcie Go na cytrze.</text:span><text:span text:style-name="T1"><text:line-break/></text:span><text:span text:style-name="T1">Chwalcie Króla świata,</text:span><text:span text:style-name="T1"><text:line-break/></text:span><text:span text:style-name="T1">bo On Bogiem jest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.881cm" svg:x="0cm" svg:y="-0.442cm" presentation:class="title" presentation:user-transformed="true">
          <draw:text-box>
            <text:p text:style-name="P4"><text:span text:style-name="T2">2. Szczęśliwy ten, któremu Pan jest</text:span><text:span text:style-name="T2"><text:line-break/></text:span><text:span text:style-name="T2">pomocą. Kto ma nadzieję</text:span><text:span text:style-name="T2"><text:line-break/></text:span><text:span text:style-name="T2">w Panu Bogu swym</text:span><text:span text:style-name="T2"><text:line-break/></text:span><text:span text:style-name="T2">W Bogu, który stworzył</text:span><text:span text:style-name="T2"><text:line-break/></text:span><text:span text:style-name="T2">niebo i ziemię</text:span><text:span text:style-name="T2"><text:line-break/></text:span><text:span text:style-name="T2">Wszystko, co żyje</text:span><text:span text:style-name="T2"><text:line-break/></text:span><text:span text:style-name="T2">śpiewa: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lcie Pana niebios,</text:span><text:span text:style-name="T1"><text:line-break/></text:span><text:span text:style-name="T1">chwalcie Go na cytrze.</text:span><text:span text:style-name="T1"><text:line-break/></text:span><text:span text:style-name="T1">Chwalcie Króla świata,</text:span><text:span text:style-name="T1"><text:line-break/></text:span><text:span text:style-name="T1">bo On Bogiem jest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.881cm" svg:x="0cm" svg:y="-0.441cm" presentation:class="title" presentation:user-transformed="true">
          <draw:text-box>
            <text:p text:style-name="P4"><text:span text:style-name="T2">3. Pan Bóg króluje,</text:span><text:span text:style-name="T2"><text:line-break/></text:span><text:span text:style-name="T2">wesel się ziemio</text:span><text:span text:style-name="T2"><text:line-break/></text:span><text:span text:style-name="T2">Bóg Twój Syjonie</text:span><text:span text:style-name="T2"><text:line-break/></text:span><text:span text:style-name="T2">przez pokolenia</text:span><text:span text:style-name="T2"><text:line-break/></text:span><text:span text:style-name="T2">On dał Ci życie,</text:span><text:span text:style-name="T2"><text:line-break/></text:span><text:span text:style-name="T2">On dał Ci wszystko</text:span><text:span text:style-name="T2"><text:line-break/></text:span><text:span text:style-name="T2">Śpiewaj Mu,</text:span><text:span text:style-name="T2"><text:line-break/></text:span><text:span text:style-name="T2">wysławiaj Go: Alleluj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lcie Pana niebios,</text:span><text:span text:style-name="T1"><text:line-break/></text:span><text:span text:style-name="T1">chwalcie Go na cytrze.</text:span><text:span text:style-name="T1"><text:line-break/></text:span><text:span text:style-name="T1">Chwalcie Króla świata,</text:span><text:span text:style-name="T1"><text:line-break/></text:span><text:span text:style-name="T1">bo On Bogiem jest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l" fo:country="PL" style:font-size-asian="24pt" style:language-asian="none" style:country-asian="non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creation-date>2006-03-29T14:32:30</meta:creation-date>
    <dc:date>2013-09-24T11:04:58.298000000</dc:date>
    <dc:language>pl-PL</dc:language>
    <meta:editing-cycles>9</meta:editing-cycles>
    <meta:editing-duration>PT11M28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